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1193658071"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text:soft-page-break/>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oft-page-break/><text:span text:style-name="T2">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zeroth, first, and second element of the position array, respectively) of a SpatialVertex (behavior undefined for SpatialVertices not in a three-dimensional Cartesian coordinate system)</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gam = 1.0, double tol = 0.1,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381880123"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text:soft-page-break/>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actual and minimum potentials is less than or equal to tolerance multipled by the minimum potential, using a force-to-displacement conversion factor of gamma</text:p>
      <text:p text:style-name="P2"/>
      <text:p text:style-name="P2"><text:tab/><text:tab/>double calculateMinimumPotential(): calculate the minimum potential of N nodes on a unit sphere, based on the equation given in the design document</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soft-page-break/><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9T10:33:20</dc:date>
    <meta:editing-duration>PT8H19M16S</meta:editing-duration>
    <meta:editing-cycles>114</meta:editing-cycles>
    <meta:generator>LibreOffice/3.5$Linux_x86 LibreOffice_project/350m1$Build-2</meta:generator>
    <meta:document-statistic meta:table-count="0" meta:image-count="0" meta:object-count="0" meta:page-count="7" meta:paragraph-count="100" meta:word-count="2339" meta:character-count="15528" meta:non-whitespace-character-count="13113"/>
  </office:meta>
</office:document-meta>
</file>